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leme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 Made-up data for an ideal binary sys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</text:p>
          </table:table-cell>
          <table:table-cell office:value-type="float" office:value="-2000" table:style-name="ce1">
            <text:p>-2000</text:p>
          </table:table-cell>
          <table:table-cell office:value-type="float" office:value="-5000" table:style-name="ce1">
            <text:p>-5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150" table:style-name="ce1">
            <text:p>150</text:p>
          </table:table-cell>
          <table:table-cell office:value-type="float" office:value="120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*ln(T)</text:p>
          </table:table-cell>
          <table:table-cell office:value-type="float" office:value="-20" table:style-name="ce1">
            <text:p>-20</text:p>
          </table:table-cell>
          <table:table-cell office:value-type="float" office:value="-20" table:style-name="ce1">
            <text:p>-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^2</text:p>
          </table:table-cell>
          <table:table-cell office:value-type="float" office:value="1E-3" table:style-name="ce2">
            <text:p>1.00E-03</text:p>
          </table:table-cell>
          <table:table-cell office:value-type="float" office:value="-5.0000000000000001E-3" table:style-name="ce2">
            <text:p>-5.00E-03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T^3</text:p>
          </table:table-cell>
          <table:table-cell office:value-type="float" office:value="-9.9999999999999995E-7" table:style-name="ce2">
            <text:p>-1.00E-06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1/T</text:p>
          </table:table-cell>
          <table:table-cell office:value-type="float" office:value="140000" table:style-name="ce1">
            <text:p>14000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critical</text:p>
          </table:table-cell>
          <table:table-cell office:value-type="float" office:value="400" table:style-name="ce1">
            <text:p>400</text:p>
          </table:table-cell>
          <table:table-cell office:value-type="float" office:value="600" table:style-name="ce1">
            <text:p>6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ta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Interac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 Made-up data for an ideal binary sys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ble</text:p>
          </table:table-cell>
          <table:table-cell office:value-type="string" table:style-name="ce1">
            <text:p>solven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A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Thomas Gheno</meta:initial-creator>
    <dc:creator>Thomas Gheno</dc:creator>
    <meta:creation-date>2021-08-24T13:39:52Z</meta:creation-date>
    <dc:date>2026-04-03T19:14:59Z</dc:date>
    <meta:editing-cycles>1</meta:editing-cycles>
    <meta:editing-duration>PT7S</meta:editing-duration>
  </office:meta>
</office:document-meta>
</file>